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32.42mm"/>
    </style:style>
    <style:style style:name="co18" style:family="table-column">
      <style:table-column-properties fo:break-before="auto" style:column-width="10.14mm"/>
    </style:style>
    <style:style style:name="co19" style:family="table-column">
      <style:table-column-properties fo:break-before="auto" style:column-width="16.09mm"/>
    </style:style>
    <style:style style:name="co20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22.86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0.8mm"/>
    </style:style>
    <style:style style:name="co26" style:family="table-column">
      <style:table-column-properties fo:break-before="auto" style:column-width="25.86mm"/>
    </style:style>
    <style:style style:name="co27" style:family="table-column">
      <style:table-column-properties fo:break-before="auto" style:column-width="24.5mm"/>
    </style:style>
    <style:style style:name="co28" style:family="table-column">
      <style:table-column-properties fo:break-before="auto" style:column-width="26.48mm"/>
    </style:style>
    <style:style style:name="co29" style:family="table-column">
      <style:table-column-properties fo:break-before="auto" style:column-width="36.64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5.68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text-position="" style:font-name="Lato"/>
    </style:style>
    <style:style style:name="ce10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text-position="" style:font-name="Lato"/>
    </style:style>
    <style:style style:name="ce20" style:family="table-cell" style:parent-style-name="Default">
      <style:table-cell-properties fo:background-color="#dddddd" style:vertical-align="middle"/>
      <style:text-properties fo:color="#005897" style:text-position="" style:font-name="Lato" fo:font-size="16pt" style:font-size-asian="16pt" style:font-size-complex="16pt"/>
    </style:style>
    <style:style style:name="ce21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text-position="" style:font-name="Lato" fo:font-size="16pt" style:font-size-asian="16pt" style:font-size-complex="16pt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size="9pt" style:font-size-asian="9pt" style:font-size-complex="9pt"/>
    </style:style>
    <style:style style:name="ce2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text-position="" style:font-name="Lato" fo:font-size="8pt" style:font-size-asian="8pt" style:font-size-complex="8pt"/>
    </style:style>
    <style:style style:name="ce25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text-position="" style:font-name="Lato" fo:font-size="16pt" style:font-size-asian="16pt" style:font-size-complex="16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text-position="" fo:font-size="8pt" style:font-size-asian="8pt" style:font-size-complex="8pt"/>
    </style:style>
    <style:style style:name="ce27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text-position="" style:font-name="Lato" fo:font-size="16pt" style:font-size-asian="16pt" style:font-size-complex="16pt"/>
    </style:style>
    <style:style style:name="ce28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text-position="" style:font-name="Lato" style:text-underline-style="none"/>
    </style:style>
    <style:style style:name="ce30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text-position="" style:font-name="Lato" fo:font-size="16pt" style:text-underline-style="none" style:font-size-asian="16pt" style:font-size-complex="16pt"/>
    </style:style>
    <style:style style:name="ce31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style:text-underline-style="none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text-position="" style:font-name="Lato"/>
    </style:style>
    <style:style style:name="ce3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ato" fo:font-size="8pt" style:font-size-asian="8pt" style:font-size-complex="8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 style:font-name="Lato" fo:font-size="8pt" style:font-size-asian="8pt" style:font-size-complex="8pt"/>
    </style:style>
    <style:style style:name="ce36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font-name="Lato"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style:font-name="Lato" fo:font-size="9pt" style:font-size-asian="9pt" style:font-size-complex="9pt"/>
    </style:style>
    <style:style style:name="ce40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8pt" style:font-size-asian="8pt" style:font-size-complex="8pt"/>
    </style:style>
    <style:style style:name="ce6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ext-properties style:font-name="Lato"/>
    </style:style>
    <style:style style:name="ce44" style:family="table-cell" style:parent-style-name="Default">
      <style:table-cell-properties fo:background-color="#cccccc" style:vertical-align="middle"/>
      <style:text-properties fo:color="#005897" style:font-name="Lato" fo:font-size="16pt" style:font-size-asian="16pt" style:font-size-complex="16pt"/>
    </style:style>
    <style:style style:name="ce45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47" style:family="table-cell" style:parent-style-name="Default" style:data-style-name="N37">
      <style:table-cell-properties fo:background-color="#cccccc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ato"/>
    </style:style>
    <style:style style:name="ce51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53" style:family="table-cell" style:parent-style-name="Default" style:data-style-name="N40">
      <style:text-properties style:font-name="Lato"/>
    </style:style>
    <style:style style:name="ce54" style:family="table-cell" style:parent-style-name="Default" style:data-style-name="N40">
      <style:table-cell-properties fo:background-color="#cccccc"/>
      <style:text-properties style:font-name="Lato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56" style:family="table-cell" style:parent-style-name="Default">
      <style:table-cell-properties fo:background-color="#cccccc"/>
      <style:text-properties style:font-name="Lato"/>
    </style:style>
    <style:style style:name="ce57" style:family="table-cell" style:parent-style-name="Default" style:data-style-name="N100">
      <style:text-properties style:font-name="Lato"/>
    </style:style>
    <style:style style:name="ce58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end" fo:margin-left="0mm"/>
      <style:text-properties fo:color="#333333" style:font-name="Lato"/>
    </style:style>
    <style:style style:name="ce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font-name="Lato" style:font-name-asian="Andale Sans UI" style:font-name-complex="Tahoma"/>
    </style:style>
    <style:style style:name="ce6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font-name="Lato" fo:font-size="12pt" style:font-size-asian="12pt" style:font-size-complex="12pt"/>
    </style:style>
    <style:style style:name="ce61" style:family="table-cell" style:parent-style-name="Default">
      <style:table-cell-properties fo:background-color="#dddddd" style:vertical-align="middle"/>
      <style:text-properties fo:color="#005897" style:font-name="Lato" fo:font-size="16pt" style:font-size-asian="16pt" style:font-size-complex="16pt"/>
    </style:style>
    <style:style style:name="ce62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64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8pt" style:font-size-asian="8pt" style:font-size-complex="8pt"/>
    </style:style>
    <style:style style:name="ce67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font-name="Lato" fo:font-size="16pt" style:font-size-asian="16pt" style:font-size-complex="16pt"/>
    </style:style>
    <style:style style:name="ce68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fo:font-size="8pt" style:font-size-asian="8pt" style:font-size-complex="8pt"/>
    </style:style>
    <style:style style:name="ce69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70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style:text-underline-style="none"/>
    </style:style>
    <style:style style:name="ce72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font-name="Lato" fo:font-size="16pt" style:text-underline-style="none" style:font-size-asian="16pt" style:font-size-complex="16pt"/>
    </style:style>
    <style:style style:name="ce73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text-underline-style="none" fo:font-weight="bold" style:font-size-asian="9pt" style:font-weight-asian="bold" style:font-size-complex="9pt" style:font-weight-complex="bold"/>
    </style:style>
    <style:style style:name="ce7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/>
    </style:style>
    <style:style style:name="ce7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7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78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43"/>
        <table:table-column table:style-name="co2" table:default-cell-style-name="ce43"/>
        <table:table-column table:style-name="co2" table:default-cell-style-name="ce46"/>
        <table:table-column table:style-name="co2" table:default-cell-style-name="ce49"/>
        <table:table-column table:style-name="co23" table:default-cell-style-name="ce53"/>
        <table:table-column table:style-name="co24" table:default-cell-style-name="ce53"/>
        <table:table-column table:style-name="co25" table:default-cell-style-name="ce43"/>
        <table:table-column table:style-name="co26" table:default-cell-style-name="ce53"/>
        <table:table-column table:style-name="co27" table:default-cell-style-name="ce43"/>
        <table:table-column table:style-name="co28" table:default-cell-style-name="ce43"/>
        <table:table-column table:style-name="co29" table:default-cell-style-name="ce43"/>
        <table:table-row table:style-name="ro1">
          <table:table-cell table:number-columns-repeated="11"/>
        </table:table-row>
        <table:table-row table:style-name="ro6">
          <table:table-cell table:style-name="ce44" table:number-columns-spanned="5" table:number-rows-spanned="1"/>
          <table:covered-table-cell table:style-name="ce44"/>
          <table:covered-table-cell table:style-name="ce47"/>
          <table:covered-table-cell table:style-name="ce50"/>
          <table:covered-table-cell table:style-name="ce54"/>
          <table:table-cell table:style-name="ce54"/>
          <table:table-cell table:style-name="ce56"/>
          <table:table-cell table:style-name="ce58"/>
          <table:table-cell table:style-name="ce59" office:value-type="string" calcext:value-type="string">
            <text:p>PERIODO</text:p>
          </table:table-cell>
          <table:table-cell table:style-name="ce60" table:number-columns-repeated="2"/>
        </table:table-row>
        <table:table-row table:style-name="ro1">
          <table:table-cell table:style-name="ce45" office:value-type="string" calcext:value-type="string">
            <text:p>PERSONAL</text:p>
          </table:table-cell>
          <table:table-cell table:style-name="ce45" office:value-type="string" calcext:value-type="string">
            <text:p>CARGO</text:p>
          </table:table-cell>
          <table:table-cell table:style-name="ce45" office:value-type="string" calcext:value-type="string">
            <text:p>HORAS</text:p>
          </table:table-cell>
          <table:table-cell table:style-name="ce51" office:value-type="string" calcext:value-type="string">
            <text:p>HORAS T</text:p>
          </table:table-cell>
          <table:table-cell table:style-name="ce51" office:value-type="string" calcext:value-type="string">
            <text:p>DIFERENCIA</text:p>
          </table:table-cell>
          <table:table-cell table:style-name="ce51" office:value-type="string" calcext:value-type="string">
            <text:p>L. TARDIA</text:p>
          </table:table-cell>
          <table:table-cell table:style-name="ce51" office:value-type="string" calcext:value-type="string">
            <text:p>C L T</text:p>
          </table:table-cell>
          <table:table-cell table:style-name="ce51" office:value-type="string" calcext:value-type="string">
            <text:p>S. TEMP</text:p>
          </table:table-cell>
          <table:table-cell table:style-name="ce51" office:value-type="string" calcext:value-type="string">
            <text:p>CST</text:p>
          </table:table-cell>
          <table:table-cell table:style-name="ce51" office:value-type="string" calcext:value-type="string">
            <text:p>AUSENCIAS</text:p>
          </table:table-cell>
          <table:table-cell table:style-name="ce51" office:value-type="string" calcext:value-type="string">
            <text:p>AUNSENCIAS INJ.</text:p>
          </table:table-cell>
        </table:table-row>
        <table:table-row table:style-name="ro1" table:number-rows-repeated="12">
          <table:table-cell table:number-columns-repeated="2"/>
          <table:table-cell table:style-name="ce48"/>
          <table:table-cell table:style-name="ce52"/>
          <table:table-cell table:style-name="ce55" table:number-columns-repeated="2"/>
          <table:table-cell table:style-name="ce52"/>
          <table:table-cell table:style-name="ce55"/>
          <table:table-cell table:style-name="ce49"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4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3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5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6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number-columns-repeated="6"/>
          <table:table-cell table:style-name="ce57"/>
          <table:table-cell table:number-columns-repeated="4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52"/>
          <table:table-cell table:number-columns-repeated="2"/>
          <table:table-cell table:style-name="ce57"/>
          <table:table-cell table:number-columns-repeated="4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7"/>
          <table:table-cell table:number-columns-repeated="4"/>
        </table:table-row>
        <table:table-row table:style-name="ro1" table:number-rows-repeated="10483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odelo Detalle de Oficina" table:style-name="ta1" table:print="false">
        <table:table-column table:style-name="co1" table:default-cell-style-name="ce1"/>
        <table:table-column table:style-name="co2" table:number-columns-repeated="2" table:default-cell-style-name="ce23"/>
        <table:table-column table:style-name="co11" table:default-cell-style-name="ce26"/>
        <table:table-column table:style-name="co2" table:default-cell-style-name="ce26"/>
        <table:table-column table:style-name="co12" table:default-cell-style-name="ce26"/>
        <table:table-column table:style-name="co13" table:default-cell-style-name="ce28"/>
        <table:table-column table:style-name="co14" table:default-cell-style-name="ce28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10" table:number-columns-repeated="1010" table:default-cell-style-name="Default"/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29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3">
          <table:table-cell table:style-name="ce20" table:number-columns-spanned="14" table:number-rows-spanned="1"/>
          <table:covered-table-cell table:number-columns-repeated="2" table:style-name="ce22"/>
          <table:covered-table-cell table:number-columns-repeated="3" table:style-name="ce25"/>
          <table:covered-table-cell table:number-columns-repeated="2" table:style-name="ce27"/>
          <table:covered-table-cell table:number-columns-repeated="2" table:style-name="ce30"/>
          <table:covered-table-cell table:number-columns-repeated="4" table:style-name="ce35"/>
          <table:table-cell table:style-name="ce1" table:number-columns-repeated="1010"/>
        </table:table-row>
        <table:table-row table:style-name="ro4">
          <table:table-cell table:style-name="ce21" office:value-type="string" calcext:value-type="string">
            <text:p>PERSONAL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FECHA</text:p>
          </table:table-cell>
          <table:table-cell table:style-name="ce10" office:value-type="string" calcext:value-type="string">
            <text:p>H E D</text:p>
          </table:table-cell>
          <table:table-cell table:style-name="ce10" office:value-type="string" calcext:value-type="string">
            <text:p>H S D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NTRADA</text:p>
          </table:table-cell>
          <table:table-cell table:style-name="ce10" office:value-type="string" calcext:value-type="string">
            <text:p>SALIDA</text:p>
          </table:table-cell>
          <table:table-cell table:style-name="ce31" office:value-type="string" calcext:value-type="string">
            <text:p>TOTAL</text:p>
          </table:table-cell>
          <table:table-cell table:style-name="ce31"/>
          <table:table-cell table:style-name="ce36" office:value-type="string" calcext:value-type="string">
            <text:p>JUSTIFICACION</text:p>
          </table:table-cell>
          <table:table-cell table:style-name="ce36"/>
          <table:table-cell table:style-name="ce36" office:value-type="string" calcext:value-type="string">
            <text:p>ESTADO</text:p>
          </table:table-cell>
          <table:table-cell table:style-name="ce40"/>
          <table:table-cell table:style-name="ce1" table:number-columns-repeated="1010"/>
        </table:table-row>
        <table:table-row table:style-name="ro1" table:number-rows-repeated="18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84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0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7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4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8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4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1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7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0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7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9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7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1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8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50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06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458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045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56:05.523677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46S</meta:editing-duration>
    <meta:editing-cycles>29</meta:editing-cycles>
    <meta:generator>LibreOffice/5.0.4.2$Linux_X86_64 LibreOffice_project/00m0$Build-2</meta:generator>
    <dc:date>2016-04-28T14:10:29.885495382</dc:date>
    <meta:print-date>2016-04-27T12:37:37.219268113</meta:print-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